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5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2" draw:layer="layout" svg:width="5.8cm" svg:height="1.5cm" svg:x="2.1cm" svg:y="5.4cm">
          <text:p text:style-name="P1"><text:span text:style-name="T1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2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3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" draw:layer="layout" svg:width="7cm" svg:height="1.5cm" svg:x="7.9cm" svg:y="5.4cm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7.5cm">
          <text:p text:style-name="P1"><text:span text:style-name="T1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7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9.5cm">
          <text:p text:style-name="P1"><text:span text:style-name="T1">Date of Bir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9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1.6cm">
          <text:p text:style-name="P1"><text:span text:style-name="T1">Town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1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3.6cm">
          <text:p text:style-name="P1"><text:span text:style-name="T1">Stree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3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5.6cm">
          <text:p text:style-name="P1"><text:span text:style-name="T1">House Name/Numb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frame draw:style-name="gr4" draw:layer="layout" svg:width="9.557cm" svg:height="0.962cm" svg:x="17.543cm" svg:y="10.538cm">
          <draw:text-box>
            <text:p>(Data to be entered in the fields)</text:p>
          </draw:text-box>
        </draw:frame>
        <draw:custom-shape draw:style-name="gr5" draw:text-style-name="P2" draw:layer="layout" svg:width="5.8cm" svg:height="1.5cm" svg:x="5cm" svg:y="17.7cm">
          <text:p text:style-name="P1"><text:span text:style-name="T1">Accept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3.1.2$Windows_x86 LibreOffice_project/958349dc3b25111dbca392fbc281a05559ef6848</meta:generator>
    <dc:date>2014-12-04T16:21:44.068000000</dc:date>
    <meta:editing-duration>PT27M5S</meta:editing-duration>
    <meta:editing-cycles>7</meta:editing-cycles>
    <meta:document-statistic meta:object-count="26"/>
  </office:meta>
</office:document-meta>
</file>